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officeooo:rsid="007208b0" style:font-style-asian="normal" style:font-style-complex="normal"/>
    </style:style>
    <style:style style:name="T27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9" style:family="text">
      <style:text-properties fo:font-weight="bold" officeooo:rsid="00340fc6" style:font-weight-asian="bold" style:font-weight-complex="bold"/>
    </style:style>
    <style:style style:name="T30" style:family="text">
      <style:text-properties officeooo:rsid="0039575f"/>
    </style:style>
    <style:style style:name="T31" style:family="text">
      <style:text-properties officeooo:rsid="004068f2"/>
    </style:style>
    <style:style style:name="T32" style:family="text">
      <style:text-properties officeooo:rsid="004341bf"/>
    </style:style>
    <style:style style:name="T33" style:family="text">
      <style:text-properties officeooo:rsid="0066efee"/>
    </style:style>
    <style:style style:name="T34" style:family="text">
      <style:text-properties officeooo:rsid="0067f8ae"/>
    </style:style>
    <style:style style:name="T35" style:family="text">
      <style:text-properties officeooo:rsid="006a753d"/>
    </style:style>
    <style:style style:name="T36" style:family="text">
      <style:text-properties officeooo:rsid="0070871d"/>
    </style:style>
    <style:style style:name="T37" style:family="text">
      <style:text-properties officeooo:rsid="007487ed"/>
    </style:style>
    <style:style style:name="T38" style:family="text">
      <style:text-properties officeooo:rsid="007645e3"/>
    </style:style>
    <style:style style:name="T39" style:family="text">
      <style:text-properties officeooo:rsid="00771f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9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7"><text:tab/><text:tab/>1_String_only_clock<text:tab/><text:tab/><text:tab/><text:span text:style-name="T30">updated</text:span><text:tab/></text:p>
      <text:p text:style-name="P28"><text:tab/><text:tab/>2_calculator_based_clock<text:tab/><text:tab/><text:span text:style-name="T30">updated</text:span><text:tab/><text:tab/></text:p>
      <text:p text:style-name="P28"><text:tab/><text:tab/>3_min_OS_clock<text:tab/><text:tab/><text:tab/><text:span text:style-name="T30">updated</text:span><text:tab/></text:p>
      <text:p text:style-name="P28"><text:tab/><text:tab/>4_stand_alone_clock<text:tab/><text:tab/><text:tab/><text:span text:style-name="T30">updated</text:span><text:tab/></text:p>
      <text:p text:style-name="P28"><text:tab/><text:tab/>5_stopwatch<text:tab/><text:tab/><text:tab/><text:tab/><text:span text:style-name="T30">updated</text:span><text:tab/></text:p>
      <text:p text:style-name="P39"/>
      <text:p text:style-name="P24"><text:tab/><text:span text:style-name="T21">6_Prime_numbers</text:span></text:p>
      <text:p text:style-name="P29"><text:tab/><text:tab/>A_Prime_numbers<text:tab/><text:tab/><text:tab/><text:span text:style-name="T30">updated</text:span><text:tab/><text:tab/></text:p>
      <text:p text:style-name="P29"><text:tab/><text:tab/>B_Prime_factors<text:tab/><text:tab/><text:tab/><text:span text:style-name="T30">updated</text:span><text:tab/><text:tab/><text:tab/></text:p>
      <text:p text:style-name="P29"><text:tab/><text:tab/>C_Prime_Num_array<text:tab/><text:tab/><text:tab/><text:span text:style-name="T30">updated</text:span><text:tab/><text:tab/></text:p>
      <text:p text:style-name="P29"><text:tab/><text:tab/>D_Prime_Factors_fast<text:tab/><text:tab/><text:span text:style-name="T30">updated</text:span><text:tab/><text:tab/><text:tab/></text:p>
      <text:p text:style-name="P29"><text:tab/><text:tab/>E_Prime_numbers_extra<text:tab/><text:tab/><text:span text:style-name="T30">updated</text:span><text:tab/></text:p>
      <text:p text:style-name="P23"><text:soft-page-break/><text:span text:style-name="T6"><text:tab/></text:span><text:span text:style-name="T21">5_Interrupts_CP2102</text:span></text:p>
      <text:p text:style-name="P27"><text:tab/><text:tab/>1_Interrupt_basic</text:p>
      <text:p text:style-name="P30"><text:tab/><text:tab/><text:tab/><text:span text:style-name="T14">Ex_1<text:tab/><text:tab/><text:tab/><text:tab/>updated<text:tab/><text:tab/>OK<text:tab/><text:tab/><text:tab/><text:tab/></text:span></text:p>
      <text:p text:style-name="P30"><text:tab/><text:tab/><text:tab/><text:span text:style-name="T14">Ex_2<text:tab/><text:tab/><text:tab/><text:tab/>updated<text:tab/><text:tab/>OK<text:tab/><text:tab/><text:tab/></text:span></text:p>
      <text:p text:style-name="P30"><text:tab/><text:tab/><text:tab/><text:span text:style-name="T14">Ex_3<text:tab/><text:tab/><text:tab/><text:tab/>updated<text:tab/><text:tab/>OK<text:tab/><text:tab/><text:tab/></text:span></text:p>
      <text:p text:style-name="P30"><text:tab/><text:tab/><text:tab/><text:span text:style-name="T14">Ex_4<text:tab/><text:tab/><text:tab/><text:tab/>updated<text:tab/><text:tab/>OK<text:tab/><text:tab/><text:tab/></text:span></text:p>
      <text:p text:style-name="P30"><text:tab/><text:tab/><text:tab/><text:span text:style-name="T14">Ex_5<text:tab/><text:tab/><text:tab/><text:tab/>updated<text:tab/><text:tab/>OK<text:tab/><text:tab/><text:tab/></text:span></text:p>
      <text:p text:style-name="P30"><text:tab/><text:tab/><text:tab/><text:span text:style-name="T14">Ex_6<text:tab/><text:tab/><text:tab/><text:tab/>updated<text:tab/><text:tab/>OK<text:tab/><text:tab/><text:tab/></text:span></text:p>
      <text:p text:style-name="P30"><text:tab/><text:tab/>2_Pin_Change_Interrupt<text:tab/><text:tab/><text:span text:style-name="T30">updated</text:span><text:tab/><text:tab/><text:span text:style-name="T36">OK</text:span><text:tab/><text:tab/></text:p>
      <text:p text:style-name="P30"><text:tab/><text:tab/>3_reaction_time_tester<text:tab/><text:tab/><text:span text:style-name="T30">updated</text:span><text:tab/><text:tab/><text:span text:style-name="T36">OK</text:span><text:tab/><text:tab/></text:p>
      <text:p text:style-name="P30"><text:tab/><text:tab/>4_Rx_interrupts<text:tab/><text:tab/><text:tab/><text:span text:style-name="T30">updated<text:tab/><text:tab/>OK</text:span><text:tab/><text:tab/><text:tab/></text:p>
      <text:p text:style-name="P30"><text:tab/><text:tab/>5_File_download_with_interrupt<text:tab/><text:span text:style-name="T30">updated<text:tab/><text:tab/>OK</text:span><text:tab/><text:tab/></text:p>
      <text:p text:style-name="P26"><text:span text:style-name="T21"><text:tab/><text:tab/>6_Roots_with_interrupt<text:tab/><text:tab/></text:span><text:span text:style-name="T23">updated</text:span><text:tab/><text:tab/><text:span text:style-name="T26">OK</text:span></text:p>
      <text:p text:style-name="P25"/>
      <text:p text:style-name="P25"/>
      <text:p text:style-name="P33"><text:tab/>4_Display_Driver_Basic_CP2102</text:p>
      <text:p text:style-name="P27"><text:tab/><text:tab/>1_Segment_driver<text:tab/><text:tab/><text:tab/><text:span text:style-name="T31">No Change<text:tab/><text:tab/>OK</text:span><text:tab/><text:tab/></text:p>
      <text:p text:style-name="P31"><text:tab/><text:tab/><text:span text:style-name="T15">2</text:span>_Segment_driver<text:tab/><text:tab/><text:tab/><text:span text:style-name="T31">No Change</text:span><text:tab/><text:tab/><text:span text:style-name="T33">OK</text:span><text:tab/></text:p>
      <text:p text:style-name="P31"><text:tab/><text:tab/>3_Numerical_entry<text:tab/><text:tab/><text:tab/><text:span text:style-name="T31">No Change</text:span><text:tab/><text:tab/><text:span text:style-name="T33">OK</text:span><text:tab/></text:p>
      <text:p text:style-name="P31"><text:tab/><text:tab/>4_Num_from_KBD<text:tab/><text:tab/><text:tab/><text:span text:style-name="T31">No Change</text:span><text:tab/><text:tab/><text:span text:style-name="T34">OK</text:span><text:tab/></text:p>
      <text:p text:style-name="P31"><text:tab/><text:tab/>5_Moving_display<text:tab/><text:tab/><text:tab/><text:span text:style-name="T31">No Change</text:span><text:tab/><text:tab/><text:span text:style-name="T35">OK</text:span></text:p>
      <text:p text:style-name="P31"><text:tab/><text:tab/>6_Random_num_display<text:tab/><text:tab/><text:span text:style-name="T31">No Change<text:tab/><text:tab/>OK</text:span><text:tab/><text:tab/><text:tab/></text:p>
      <text:p text:style-name="P31"/>
      <text:p text:style-name="P31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2">Example 1-5<text:tab/><text:tab/>No Change<text:tab/><text:tab/>OK</text:span></text:p>
      <text:p text:style-name="P17"><text:tab/>3_String_to_Bin<text:tab/><text:span text:style-name="T32">Example 1-3<text:tab/><text:tab/>No Change<text:tab/><text:tab/>OK</text:span><text:tab/></text:p>
      <text:p text:style-name="P18"><text:tab/>4_Char_numbers<text:tab/><text:tab/><text:tab/><text:tab/> <text:span text:style-name="T32">No Change<text:tab/><text:tab/>OK</text:span></text:p>
      <text:p text:style-name="P18"><text:tab/>5_Hex_numbers<text:tab/><text:tab/><text:tab/><text:tab/> <text:span text:style-name="T32">No Change<text:tab/><text:tab/>OK</text:span></text:p>
      <text:p text:style-name="P18"><text:tab/>6_Simple_division<text:tab/><text:tab/><text:tab/><text:tab/> <text:span text:style-name="T32">No Change<text:tab/><text:tab/>OK</text:span></text:p>
      <text:p text:style-name="P18"><text:tab/>7_Screen_saver<text:tab/><text:tab/><text:tab/><text:tab/> <text:span text:style-name="T32">No Change<text:tab/><text:tab/>OK</text:span></text:p>
      <text:p text:style-name="P16"><text:tab/>8_Integer_numbers<text:tab/><text:tab/><text:tab/><text:tab/> <text:span text:style-name="T32">No Change<text:tab/><text:tab/>OK</text:span></text:p>
      <text:p text:style-name="P6"><text:tab/><text:tab/></text:p>
      <text:p text:style-name="P15"><text:tab/></text:p>
      <text:p text:style-name="P34">2_binary_and_bit_operations</text:p>
      <text:p text:style-name="P7"><text:tab/><text:span text:style-name="T6">0_Bitwise_logic<text:tab/><text:tab/><text:tab/><text:tab/> </text:span><text:span text:style-name="T27">updated<text:tab/><text:tab/></text:span><text:span text:style-name="T28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2"><text:tab/>3_Char_to_binary<text:tab/><text:tab/><text:tab/><text:tab/> <text:span text:style-name="T30">updated<text:tab/><text:tab/>OK</text:span></text:p>
      <text:p text:style-name="P32"><text:tab/>4_SW_adder<text:tab/><text:tab/><text:span text:style-name="T37"><text:tab/><text:tab/><text:tab/>Compiled<text:tab/><text:tab/>OK</text:span></text:p>
      <text:p text:style-name="P32"><text:tab/><text:span text:style-name="T38">5_SW_multiplication<text:tab/><text:tab/><text:tab/><text:tab/>Compiled<text:tab/><text:tab/>OK</text:span></text:p>
      <text:p text:style-name="P38"><text:tab/><text:span text:style-name="T39">6_SW_division<text:tab/><text:tab/><text:tab/><text:tab/>Compiled<text:tab/><text:tab/>OK</text:span></text:p>
      <text:p text:style-name="P32"/>
      <text:p text:style-name="P35">1_first_project_CP2102</text:p>
      <text:p text:style-name="P35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2"/>
      <text:p text:style-name="P35">0_project_zero<text:span text:style-name="T6"><text:tab/><text:tab/><text:tab/><text:tab/><text:tab/></text:span></text:p>
      <text:p text:style-name="P35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22T21:55:24.258000000</dc:date>
    <meta:editing-duration>P2DT10H58M8S</meta:editing-duration>
    <meta:editing-cycles>65</meta:editing-cycles>
    <meta:document-statistic meta:table-count="0" meta:image-count="0" meta:object-count="0" meta:page-count="2" meta:paragraph-count="83" meta:word-count="274" meta:character-count="2618" meta:non-whitespace-character-count="2076"/>
  </office:meta>
</office:document-meta>
</file>